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paragraph-properties>
        <style:tab-stops>
          <style:tab-stop style:position="1.1457in"/>
          <style:tab-stop style:position="2.0728in"/>
          <style:tab-stop style:position="3.5626in"/>
          <style:tab-stop style:position="4.4063in"/>
          <style:tab-stop style:position="5.75in"/>
        </style:tab-stops>
      </style:paragraph-properties>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text-underline-style="solid" style:text-underline-width="auto" style:text-underline-color="font-color"/>
    </style:style>
    <style:style style:name="P10" style:family="paragraph" style:parent-style-name="Text_20_body">
      <style:paragraph-properties fo:margin-left="0in" fo:margin-right="0in" fo:text-indent="0in" style:auto-text-indent="false"/>
      <style:text-properties style:text-underline-style="none"/>
    </style:style>
    <style:style style:name="P11" style:family="paragraph" style:parent-style-name="Text_20_body">
      <style:paragraph-properties fo:margin-left="0.4902in" fo:margin-right="0in" fo:text-indent="0in" style:auto-text-indent="false"/>
    </style:style>
    <style:style style:name="P12" style:family="paragraph" style:parent-style-name="Text_20_body">
      <style:paragraph-properties fo:margin-left="0.4902in" fo:margin-right="0in" fo:text-indent="0in" style:auto-text-indent="false"/>
      <style:text-properties style:text-underline-style="none"/>
    </style:style>
    <style:style style:name="P13" style:family="paragraph" style:parent-style-name="Heading_20_2">
      <style:paragraph-properties fo:break-before="page"/>
    </style:style>
    <style:style style:name="P14" style:family="paragraph" style:parent-style-name="Heading_20_1">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master-page-name="Landscape">
      <style:paragraph-properties fo:margin-left="0in" fo:margin-right="0in" fo:text-indent="0in" style:auto-text-indent="false" style:page-number="auto"/>
      <style:text-properties style:text-underline-style="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Eins – Sich entspannen und Ordnung machen......</text:p>
      <text:p text:style-name="P3">New Instance Naming</text:p>
      <text:p text:style-name="Text_20_body">Dieser Hibernation Report ist ein "Snapshot", er wird also nicht mehr upgedatet werden!</text:p>
      <text:p text:style-name="Text_20_body">Er zeigt die "New Naming Rules" nach ihrer Implementierung zu Beginn des Step 0033.11.</text:p>
      <text:h text:style-name="Heading_20_1" text:outline-level="1">Problemstellung</text:h>
      <text:p text:style-name="Text_20_body">Bei den ersten Überlegungen zum Beginn der Implementierung von UBOs (Unbound Objects) bin ich über einige Probleme "gestolpert", die ich jetzt lösen möchte.</text:p>
      <text:list xml:id="list1234844926268412255" text:style-name="L1">
        <text:list-item>
          <text:p text:style-name="P16">Bei der Implementierung des SSC Core in Step 0033.10 hatte ich bereits vorgesehen, dass man SSC Extensions ineinander verschachteln kann, jedoch hatte ich nicht daran gedacht, die Verschachtelung von der Existenz von UOCs abhängig zu machen.<text:line-break/>Jetzt wäre es aber sinnvoll, für UBOs eine "Klassenhierarchie" zu entwickeln, wo UOCs andere UOCs als "Basisklasse" haben (Details im Kapitel <text:bookmark-ref text:reference-format="number" text:ref-name="__RefHeading__520_2008282166"> 1.1 </text:bookmark-ref>).</text:p>
        </text:list-item>
        <text:list-item>
          <text:p text:style-name="P16">Es gibt mehrere "Schienen" der Namensgebung, nämlich die sog. "Tracerinstanzen", die sogenannten "Well Known Ids" und die "Stream Names".<text:line-break/>Es wäre sinnvoll, die Tracerinstanzen von den Well Known IDs abzuleiten und die Stream Names mit den Tracerinstanzen gleichzuziehen, damit man nur mehr eine "Schiene" hat.</text:p>
        </text:list-item>
      </text:list>
      <text:h text:style-name="Heading_20_2" text:outline-level="2"><text:bookmark-start text:name="__RefHeading__520_2008282166"/>Klassenhierarchie für Unbound Objects (UBOs) – Ideen<text:bookmark-end text:name="__RefHeading__520_2008282166"/></text:h>
      <text:p text:style-name="Text_20_body">Weiterhin soll der Simple Scene Controller Base (SSC Base) die Universal Object Class (UOC) "Base" zur Verfügung stellen.</text:p>
      <text:p text:style-name="Text_20_body">Wenn man eine SSC Extension implementiert, dann sollte man sich jetzt entscheiden müssen, welche UOC durch diese SSC Extension "refined" wird, die Parent SSC Extension könnte ja mehrere UOCs definieren.</text:p>
      <text:p text:style-name="Text_20_body">Eine Klassenhierarchie könnte also aussehen wie folgt:</text:p>
      <text:p text:style-name="P6"><text:span text:style-name="T3">SSC Base</text:span><text:span text:style-name="T4"><text:tab/></text:span><text:span text:style-name="T3">Klasse</text:span><text:span text:style-name="T4"><text:tab/>SSC </text:span><text:span text:style-name="T3">Extension</text:span><text:span text:style-name="T4"><text:tab/></text:span><text:span text:style-name="T3">Klasse</text:span><text:span text:style-name="T4"><text:tab/></text:span><text:span text:style-name="T3">SSC Extension</text:span><text:span text:style-name="T4"><text:tab/></text:span><text:span text:style-name="T3">Klasse<text:line-break/></text:span>Ssc<text:tab/>Base<text:tab/>SscTrainManager<text:tab/>Trains<text:tab/>FlyingTrainMgr<text:tab/>FlyingTrains</text:p>
      <text:p text:style-name="Text_20_body">Damit wäre <text:span text:style-name="T1">"Ssc.Base.SscTrainManager"</text:span> ein Identifizierer der Train Manager Extension.</text:p>
      <text:p text:style-name="Text_20_body">"<text:span text:style-name="T1">Ssc</text:span>" würde SSC Base und "<text:span text:style-name="T1">Ssc.Base.SscTrainManager.Trains.FlyingTrainMgr</text:span>" würde den Flying Train Manager identifizieren.</text:p>
      <text:p text:style-name="Text_20_body">Der Flying Train Manager würde auch Funktionen des Train Managers verwenden, weshalb die Klasse "Base.Trains.FlyingTrains" von der Klasse "Base.Trains" hergeleitet würde.</text:p>
      <text:p text:style-name="Text_20_body">Die Klasse "Base" wird nicht für UBOs verwendet werden sondern nur für Astrale Objekte (ASOs).</text:p>
      <text:p text:style-name="Text_20_body">Die "Klassen" (UOCs) werden nur für UBOs und ASOs verwendet, nicht jedoch für Bound Objects (BDOs). BDOs werden nicht über UOCs definiert, sondern über Module (eben die Module, an die sie gebunden sind).</text:p>
      <text:h text:style-name="P14" text:outline-level="1">Hintergrund – MMF Paradigma</text:h>
      <text:p text:style-name="Text_20_body">Ich habe das MMF Paradigma jetzt schon so oft erklärt, trotzdem möchte ich es für den unbedarften Leser hier nochmals tun, damit dieser "Hibernation Report" für sich selbst stehen kann.</text:p>
      <text:p text:style-name="Text_20_body">Also, entsprechend der "Modulbauweise" von Modellbahnen, will ich die Landschaft der virtuellen Modelleisenbahn in sogenannte "Module" zerlegen und auf den Modulen sollen sich "Modelle tummeln". Module sollten bei Bedarf "nachgeladen" werden oder auch wieder "entladen".</text:p>
      <text:p text:style-name="Text_20_body">Weiters brauchen wir ein "abstraktes Etwas", eine "gewisse Infrastruktur", die von allen Modulen und Modellen verwendet werden kann, um dem User ein virtuelles Erlebnis garantieren zu können. Dieses "abstrakte Etwas" bezeichne ich als den "Rahmen" (engl. "Frame").</text:p>
      <text:p text:style-name="Text_20_body">In erster Linie ist es also so, dass jedes Modell einem Modul zugeordnet wird – denn ein Modul spannt ein lokales Koordinatensystem auf, zu dem relativ ein Modell dargestellt (gerendert) werden kann. Das ist in folgender <text:sequence-ref text:reference-format="category-and-value" text:ref-name="refIllustration0">Abbildung 1</text:sequence-ref> dargestellt:</text:p>
      <text:p text:style-name="Text_20_body"/>
      <text:p text:style-name="Text_20_body"><draw:frame draw:style-name="fr1" draw:name="Rahmen3" text:anchor-type="paragraph" svg:x="0.6126in" svg:y="-0.0256in" svg:width="5.5508in" draw:z-index="4"><draw:text-box fo:min-height="2.3925in"><text:p text:style-name="Illustration"><draw:frame draw:style-name="fr2" draw:name="Objekt4" text:anchor-type="paragraph" svg:x="0.0016in" svg:y="0.0008in" svg:width="5.5508in" style:rel-width="100%" svg:height="2.3925in" style:rel-height="scale" draw:z-index="5"><draw:object xlink:href="./Object 4" xlink:type="simple" xlink:show="embed" xlink:actuate="onLoad"/><draw:image xlink:href="./ObjectReplacements/Object 4" xlink:type="simple" xlink:show="embed" xlink:actuate="onLoad"/></draw:frame>Abbildung <text:sequence text:ref-name="refIllustration0" text:name="Illustration" text:formula="ooow:Illustration+1" style:num-format="1">1</text:sequence>: Objekte, die an ein Modul gebunden sind (Bound Objects - BDOs)</text:p></draw:text-box></draw:frame></text:p>
      <text:p text:style-name="Text_20_body">Ziemlich von Anfang an gab es auch ein Objekt, das keinem Modul zugeordnet war, das also auch ohne Modul existieren konnte, das war der "Avatar Container". Später habe ich solche Objekte dann als "Astrale Objekte (ASOs)" bezeichnet. Diese sind nur dem Rahmen zugeordnet (<text:sequence-ref text:reference-format="category-and-value" text:ref-name="refIllustration1">Abbildung 2</text:sequence-ref>):</text:p>
      <text:p text:style-name="Text_20_body"/>
      <text:p text:style-name="Text_20_body"><draw:frame draw:style-name="fr1" draw:name="Rahmen4" text:anchor-type="paragraph" svg:x="0.5709in" svg:y="-0.0016in" svg:width="5.5508in" draw:z-index="6"><draw:text-box fo:min-height="1.4091in"><text:p text:style-name="Illustration"><draw:frame draw:style-name="fr2" draw:name="Objekt5" text:anchor-type="paragraph" svg:x="0.0016in" svg:y="0.0008in" svg:width="5.5508in" style:rel-width="100%" svg:height="1.4091in" style:rel-height="scale" draw:z-index="7"><draw:object xlink:href="./Object 5" xlink:type="simple" xlink:show="embed" xlink:actuate="onLoad"/><draw:image xlink:href="./ObjectReplacements/Object 5" xlink:type="simple" xlink:show="embed" xlink:actuate="onLoad"/></draw:frame>Abbildung <text:sequence text:ref-name="refIllustration1" text:name="Illustration" text:formula="ooow:Illustration+1" style:num-format="1">2</text:sequence>: Objekte, die an kein Modul gebunden sind (Astral Objects - AOBs)</text:p></draw:text-box></draw:frame></text:p>
      <text:p text:style-name="Text_20_body"><text:soft-page-break/>Da astrale Objekte keinem Modul zugeordnet sind, können sie auch nicht gerendert werden. Entsprechend meiner Nomenklatur ("Objekt" ist entweder "Modell" oder "MIDAS Objekt") können also nur MIDAS Objekte als astrale Objekte fungieren, Modelle können das nicht (ein Modell, das nie gerendert werden kann, ergibt keinen Sinn).</text:p>
      <text:p text:style-name="Text_20_body">Nun gibt es noch die ungebundenen Objekte (UBOs) – das heisst, es WIRD sie geben – die im Normalfall einem Modul zugeordnet sind, damit man sie rendern kann, die aber auch das Modul wechseln können (was ich als "Handover" bezeichne) und sie können sogar vorübergehend als astrale Objekte fungieren – z.B. wenn man ihnen "das Modul unter dem Hintern wegzieht".</text:p>
      <text:p text:style-name="Text_20_body">Der Übergang von einem Modul zum Frame wird als "DeAttachment" bezeichnet – das Objekt ist dann "detached" – und der Übergang vom Frame zu einem Modul ist ein "Attachment".</text:p>
      <text:p text:style-name="Text_20_body"/>
      <text:p text:style-name="Text_20_body"><draw:frame draw:style-name="fr1" draw:name="Rahmen5" text:anchor-type="paragraph" svg:x="0.5709in" svg:y="0.0008in" svg:width="5.5508in" draw:z-index="8"><draw:text-box fo:min-height="1.6925in"><text:p text:style-name="Illustration"><draw:frame draw:style-name="fr2" draw:name="Objekt6" text:anchor-type="paragraph" svg:x="0.0016in" svg:y="0.0008in" svg:width="5.55in" style:rel-width="100%" svg:height="1.6917in" style:rel-height="scale" draw:z-index="9"><draw:object xlink:href="./Object 6" xlink:type="simple" xlink:show="embed" xlink:actuate="onLoad"/><draw:image xlink:href="./ObjectReplacements/Object 6" xlink:type="simple" xlink:show="embed" xlink:actuate="onLoad"/></draw:frame>Abbildung <text:sequence text:ref-name="refIllustration2" text:name="Illustration" text:formula="ooow:Illustration+1" style:num-format="1">3</text:sequence>: Ungebundene Objekte (Unbound Objects - UBOs)</text:p></draw:text-box></draw:frame></text:p>
      <text:p text:style-name="Text_20_body">Aus all diesen Überlegungen ergibt sich notwendigerweise die folgende Architektur für das SRR Framework:</text:p>
      <text:p text:style-name="Text_20_body"/>
      <text:p text:style-name="Text_20_body"><draw:frame draw:style-name="fr1" draw:name="Rahmen6" text:anchor-type="paragraph" svg:x="0.1043in" svg:y="0.0071in" svg:width="6.1508in" draw:z-index="10"><draw:text-box fo:min-height="3.4256in"><text:p text:style-name="Illustration"><draw:frame draw:style-name="fr2" draw:name="Objekt7" text:anchor-type="paragraph" svg:x="0.0016in" svg:y="0.0008in" svg:width="6.1508in" style:rel-width="100%" svg:height="3.4252in" style:rel-height="scale" draw:z-index="11"><draw:object xlink:href="./Object 7" xlink:type="simple" xlink:show="embed" xlink:actuate="onLoad"/><draw:image xlink:href="./ObjectReplacements/Object 7" xlink:type="simple" xlink:show="embed" xlink:actuate="onLoad"/></draw:frame>Abbildung <text:sequence text:ref-name="refIllustration3" text:name="Illustration" text:formula="ooow:Illustration+1" style:num-format="1">4</text:sequence>: Die Teile des SRR Framework: SSC, MC und MIB</text:p></draw:text-box></draw:frame></text:p>
      <text:p text:style-name="Text_20_body"><text:soft-page-break/></text:p>
      <text:p text:style-name="Text_20_body">Der <text:span text:style-name="T3">Simple Scene Controller (SSC)</text:span> existiert genau einmal (pro Szeneninstanz) und wird innerhalb des Rahmens verwendet, um zentrale Eigenschaften der Simulation zu steuern.</text:p>
      <text:p text:style-name="Text_20_body">Er wird vom Rahmen über das <text:span text:style-name="T2">User Interface @uiControl</text:span> verwendet und bietet seine Dienste auch den anderen Teilen der Szene über das <text:span text:style-name="T2">externe Interface @eiControl</text:span> an. Wir bezeichnen @eiControl deswegen als externes Interface, weil es von außerhalb des <text:span text:style-name="T2">Subsystems "SimpleSceneController"</text:span> verwendet werden kann.</text:p>
      <text:p text:style-name="Text_20_body">Der <text:span text:style-name="T3">Module Coordinator (MC)</text:span> existiert genau einmal pro Modul (und pro Szeneninstanz). Er wird innerhalb jedes Moduls verwendet, um Modulparameter und alle Objekte des Moduls zu koordinieren.</text:p>
      <text:p text:style-name="Text_20_body">Er wird vom Modul über das <text:span text:style-name="T2">User Interface @uiMod</text:span> verwendet und bietet seine Dienste auch den anderen Teilen des Moduls, also auch allen Objekten – nicht jedoch dem Rahmen – über das <text:span text:style-name="T2">externe Interface @eiMod</text:span> an. Wir bezeichnen @eiMod deswegen als externes Interface, weil es von außerhalb des <text:span text:style-name="T2">Subsystems "ModuleCoordinator"</text:span> verwendet werden kann.</text:p>
      <text:p text:style-name="Text_20_body">Die <text:span text:style-name="T3">MIDAS Base (MIB)</text:span> hilft Programmierern dabei, MIDAS Objekte zu entwickeln.</text:p>
      <text:p text:style-name="Text_20_body">Ein oder mehrere MIDAS Objekte können verwendet werden, um <text:span text:style-name="T2">ein Modell zu instrumentieren</text:span>. Sie bieten ihre Dienste über das <text:span text:style-name="T2">User Interface @uiObj</text:span> an, das immer einen gewissen Grundstock an Funktionalitäten bieten muss (sonst wäre das Objekt kein MIDAS Objekt), das aber je nach Typ das MIDAS Objekts beliebige zusätzliche Funktionen bieten kann (je nachdem, was der Programmierer programmiert hat).</text:p>
      <text:p text:style-name="P5">Dieser Hibernation Report beschäftigt sich nun damit, welche Software-Instanzen es im SSC, im MC und in der MIB geben wird, nachdem der Step 0033.11 des Projekts SrrTrains v0.01 fertiggestellt sein wird.</text:p>
      <text:h text:style-name="P14" text:outline-level="1">SimpleSceneController – Instanzen und Interfaces</text:h>
      <text:p text:style-name="Text_20_body">Im Subsystem "SimpleSceneController" gibt es mehrere Arten von Instanzen</text:p>
      <text:list xml:id="list5897435558453107652" text:style-name="L2">
        <text:list-item>
          <text:p text:style-name="P17">Singleton Instanzen (im Rahmen der Szeneninstanz)</text:p>
        </text:list-item>
        <text:list-item>
          <text:p text:style-name="P17">Instanzen "per registriertem Modul" (im Rahmen der Szeneninstanz)</text:p>
        </text:list-item>
        <text:list-item>
          <text:p text:style-name="P17">Instanzen "per UOC" (im Rahmen der Szeneninstanz)</text:p>
        </text:list-item>
        <text:list-item>
          <text:p text:style-name="P17">Instanzen "per Objekt" (in einem Objekt – genau genommen in einer Objektinstanz)</text:p>
        </text:list-item>
      </text:list>
      <text:h text:style-name="Heading_20_2" text:outline-level="2">Singleton Instanzen</text:h>
      <text:p text:style-name="Text_20_body">Sowohl der SSC Base als auch alle SSC Extensions sind Singleton Instanzen. Sie existieren nur einmal pro Szeneninstanz und enthalten zentrale Funktionen, die im Rahmen benötigt werden.</text:p>
      <text:p text:style-name="P4">SSC Base:</text:p>
      <text:p text:style-name="P11">"&lt;SscInstance&gt;" = "Ssc"</text:p>
      <text:p text:style-name="P4">SSC Extension:</text:p>
      <text:p text:style-name="P11">"&lt;SscInstance&gt;" = "&lt;ParentClassPath&gt;.&lt;wki&gt;</text:p>
      <text:p text:style-name="P11">Beispiel: die "&lt;SscInstance&gt;" für den Train Manager lautet "Ssc.Base.SscTrainManager"</text:p>
      <text:p text:style-name="P8">SSC Instanzen bieten jeweils ein @uiControl Interface und ein @eiControl Interface an.</text:p>
      <text:h text:style-name="Heading_20_2" text:outline-level="2">"Per Modul" Instanzen</text:h>
      <text:p text:style-name="Text_20_body">Der SSC Dispatcher, genau genommen der "Module Related SSC Dispatcher" ist zwar im Rahmen der Szeneninstanz enthalten – da er auch benötigt wird, wenn das entsprechende Modul (noch) nicht geladen ist –, er wird aber "per Modul" instanziiert und für gebundene Objekte verwendet.</text:p>
      <text:p text:style-name="P11">"&lt;DispInstance&gt;" = "<text:span text:style-name="T3">Bdo</text:span>.&lt;moduleName&gt;"</text:p>
      <text:p text:style-name="P11">Beispiel: "<text:span text:style-name="T3">Bdo</text:span>.City"</text:p>
      <text:h text:style-name="Heading_20_2" text:outline-level="2">"Per UOC" Instanzen</text:h>
      <text:p text:style-name="Text_20_body">Jede UOC benötigt genau einen SSC Dispatcher, genau genommen einen "UOC Related SSC Dispatcher". Auch dieser liegt im Rahmen der Szeneninstanz.</text:p>
      <text:p text:style-name="P11">"&lt;DispInstance&gt;" = "<text:span text:style-name="T3">Uoc</text:span>.&lt;uocName&gt;"</text:p>
      <text:p text:style-name="P11">Beispiel: "<text:span text:style-name="T3">Uoc</text:span>.Base.Keys"</text:p>
      <text:h text:style-name="Heading_20_2" text:outline-level="2">"Per Objekt" Instanzen</text:h>
      <text:p text:style-name="Text_20_body">Der SSC Dispatcher Stub, der es jedem Objekt ermöglicht, auf den richtigen SSC Dispatcher zuzugreifen, wird "per Objekt" und auch innerhalb des Objektes instanziiert.</text:p>
      <text:p text:style-name="P12">"&lt;StubInstance&gt;" = "&lt;extObjId&gt;" = "&lt;DispInstance&gt;-&lt;objId&gt;"</text:p>
      <text:p text:style-name="P10">Jeder Dispatcher Stub bietet ein @eiConsole Interface für ein bestimmtes Objekt an.</text:p>
      <text:p text:style-name="P18"><draw:frame draw:style-name="fr1" draw:name="Rahmen1" text:anchor-type="paragraph" svg:x="0.339in" svg:y="0.0008in" svg:width="9.5425in" draw:z-index="0"><draw:text-box fo:min-height="5.3965in"><text:p text:style-name="Illustration"><draw:frame draw:style-name="fr2" draw:name="Objekt1" text:anchor-type="paragraph" svg:x="0.0016in" svg:y="0.0008in" svg:width="9.5402in" style:rel-width="100%" svg:height="5.3937in" style:rel-height="scale" draw:z-index="1"><draw:object xlink:href="./Object 1" xlink:type="simple" xlink:show="embed" xlink:actuate="onLoad"/><draw:image xlink:href="./ObjectReplacements/Object 1" xlink:type="simple" xlink:show="embed" xlink:actuate="onLoad"/><svg:desc>OLE-Objekt</svg:desc></draw:frame>Abbildung <text:sequence text:ref-name="refIllustration4" text:name="Illustration" text:formula="ooow:Illustration+1" style:num-format="1">5</text:sequence>: Subsystem "SimpleSceneController" - Instanzen und Interfaces</text:p></draw:text-box></draw:frame></text:p>
      <text:h text:style-name="P15" text:outline-level="1">ModuleCoordinator – Instanzen und Interfaces</text:h>
      <text:p text:style-name="Text_20_body">Im Subsystem "ModuleCoordinator" gibt es nur Instanzen, die</text:p>
      <text:list xml:id="list42261219" text:continue-numbering="true" text:style-name="L2">
        <text:list-item>
          <text:p text:style-name="P17">per geladenem Modul</text:p>
        </text:list-item>
      </text:list>
      <text:p text:style-name="Text_20_body">instanziiert werden.</text:p>
      <text:p text:style-name="Text_20_body">Das sind also Instanzen des MC Base oder Instanzen von beliebigen MC Extensions.</text:p>
      <text:p text:style-name="P11">"&lt;McInstance&gt;" = "<text:span text:style-name="T3">Mod</text:span>.&lt;moduleName&gt;-&lt;McClassPath&gt;"</text:p>
      <text:p text:style-name="P8">Z.B. Würde man die Train Manager Extension im Modul "City" über</text:p>
      <text:p text:style-name="P11">"&lt;McInstance&gt;" = "<text:span text:style-name="T3">Mod</text:span>.City-McBase.McTrainManager"</text:p>
      <text:p text:style-name="P8">ansprechen.</text:p>
      <text:p text:style-name="P8">Der MC Base im Modul "Hill" würde über</text:p>
      <text:p text:style-name="P11">"&lt;McInstance&gt;" = "<text:span text:style-name="T3">Mod</text:span>.Hill-McBase"</text:p>
      <text:p text:style-name="P8">angesprochen.</text:p>
      <text:p text:style-name="P8">Der Modulkoordinator verwendet das @eiControl Interface des SimpleSceneController und bietet das @uiMod Interface und das @eiMod Interface</text:p>
      <text:p text:style-name="P8"/>
      <text:p text:style-name="P8"><draw:frame draw:style-name="fr1" draw:name="Rahmen2" text:anchor-type="paragraph" svg:x="0.5752in" svg:y="0in" svg:width="5.8535in" draw:z-index="2"><draw:text-box fo:min-height="3.6453in"><text:p text:style-name="Illustration"><draw:frame draw:style-name="fr3" draw:name="Objekt2" text:anchor-type="paragraph" svg:x="-0.1626in" svg:y="0.0854in" svg:width="5.9756in" style:rel-width="100%" svg:height="3.5425in" style:rel-height="scale" draw:z-index="3"><draw:object xlink:href="./Object 2" xlink:type="simple" xlink:show="embed" xlink:actuate="onLoad"/><draw:image xlink:href="./ObjectReplacements/Object 2" xlink:type="simple" xlink:show="embed" xlink:actuate="onLoad"/></draw:frame>Abbildung <text:sequence text:ref-name="refIllustration5" text:name="Illustration" text:formula="ooow:Illustration+1" style:num-format="1">6</text:sequence>: Subsystem "ModuleCoordinator" - Instanzen und Interfaces</text:p></draw:text-box></draw:frame></text:p>
      <text:h text:style-name="P14" text:outline-level="1">MidasBase – Instanzen und Interfaces</text:h>
      <text:p text:style-name="Text_20_body">In der MIDAS Base gibt es nur Instanzen, die "per Objekt" instanziiert werden. Diese gesellen sich zu der Instanz das SSC Dispatcher Stub, der auch "per Objekt" instanziiert wird.</text:p>
      <text:p text:style-name="Text_20_body">Ein Objekt ist eindeutig durch eine Extended Object ID definiert, die sich wie folgt ergibt:</text:p>
      <text:p text:style-name="P11">"&lt;extObjId&gt;" = "&lt;DispInstance&gt;-&lt;objId&gt;"</text:p>
      <text:p text:style-name="P8">Die &lt;objId&gt; ist eindeutig innerhalb einer UOC oder innerhalb eines Moduls, wobei in der &lt;DispInstance&gt; durch den Präfix "Uoc." bzw. "Bdo." der Unterschied gemacht wird.</text:p>
      <text:p text:style-name="P8">Eine UOC Related &lt;DispInstance&gt; wird für astrale Objekte und ungebundene Objekte verwendet, eine Module Related &lt;DispInstance&gt; für gebundene.</text:p>
      <text:p text:style-name="P8"/>
      <text:p text:style-name="P8"><draw:frame draw:style-name="fr1" draw:name="Rahmen7" text:anchor-type="paragraph" svg:x="0.5752in" svg:y="-0.0028in" svg:width="5.8543in" draw:z-index="12"><draw:text-box fo:min-height="4.5102in"><text:p text:style-name="Illustration"><draw:frame draw:style-name="fr2" draw:name="Objekt3" text:anchor-type="paragraph" svg:x="0.0016in" svg:y="0.0008in" svg:width="5.8535in" style:rel-width="100%" svg:height="4.5098in" style:rel-height="scale" draw:z-index="13"><draw:object xlink:href="./Object 3" xlink:type="simple" xlink:show="embed" xlink:actuate="onLoad"/><draw:image xlink:href="./ObjectReplacements/Object 3" xlink:type="simple" xlink:show="embed" xlink:actuate="onLoad"/><svg:desc>OLE-Objekt</svg:desc></draw:frame>Abbildung <text:sequence text:ref-name="refIllustration6" text:name="Illustration" text:formula="ooow:Illustration+1" style:num-format="1">7</text:sequence>: Instanzen und Interfaces, die es "per Objekt" gibt</text:p></draw:text-box></draw:frame></text:p>
      <text:h text:style-name="Heading_20_1" text:outline-level="1"><text:soft-page-break/>Grundelemente für die "Neuen Namensregeln"</text:h>
      <text:h text:style-name="Heading_20_2" text:outline-level="2">Bezeichnungen für Softwaretypen</text:h>
      <text:h text:style-name="Heading_20_3" text:outline-level="3">"&lt;wki&gt;"</text:h>
      <text:p text:style-name="Text_20_body">Eine "well known id" identifiziert eine SSC Extension oder eine MC Extension. &lt;wki&gt;s sind weltweit eindeutige Identifizierer von SMUOS basierter Software</text:p>
      <text:p text:style-name="Text_20_body">Z.B. zeigt "&lt;wki&gt;" = "SscTrainManager" die Software des SSC Train Managers, der ein Teil des SRR Framework ist</text:p>
      <text:h text:style-name="Heading_20_3" text:outline-level="3">"&lt;wku&gt;"</text:h>
      <text:p text:style-name="Text_20_body">Eine "well known uoc" identifiziert eine UOC relativ zu der SSC Extension, die die UOC definiert.</text:p>
      <text:p text:style-name="Text_20_body">Z.B. definiert "&lt;wku&gt;" = "Trains" die UOC "Trains" relativ zur Train Manager SSC Extension.</text:p>
      <text:p text:style-name="Text_20_body">"SscTrainManager.Trains" ist also eine weltweit eindeutige Identifikation der UOC "Trains"</text:p>
      <text:p text:style-name="Text_20_body">Hinweis: Die "&lt;wku&gt;" lässt sich zwar nicht ändern, der "&lt;uocName&gt;" (s.u.) kann aber in unterschiedlichen SMSn unterschiedlich sein (der Frame Author kann das beeinflussen)</text:p>
      <text:h text:style-name="Heading_20_3" text:outline-level="3">"&lt;SscClassPath&gt;"</text:h>
      <text:p text:style-name="Text_20_body">"&lt;SscClassPath&gt;" = "Ssc.Base[.&lt;wki&gt;.&lt;wku&gt;]..."</text:p>
      <text:p text:style-name="Text_20_body">Der &lt;SscClassPath&gt; identifiziert eine UOC innerhalb einer konkreten Hierarchie von SSC Base und SSC Extensions in einer SMS.</text:p>
      <text:p text:style-name="Text_20_body">Der &lt;SscClassPath&gt; kann als &lt;ParentClassPath&gt; in einer &lt;SscInstance&gt; verwendet werden (siehe dort).</text:p>
      <text:p text:style-name="Text_20_body">In unserem Beispiel ist "&lt;SscClassPath&gt;" = "Ssc.Base.SscTrainManager.Trains" der &lt;ParentClassPath&gt; für die SSC Extension "Ssc.Base.SscTrainManager.Trains.FlyingTrainMgr" in dieser SMS.</text:p>
      <text:h text:style-name="Heading_20_3" text:outline-level="3">"&lt;McClassPath&gt;"</text:h>
      <text:p text:style-name="Text_20_body">"&lt;McClassPath&gt;" = "McBase[.&lt;wki&gt;]..."</text:p>
      <text:p text:style-name="Text_20_body">Der &lt;McClassPath&gt; identifiziert entweder den MC Base oder den Typ einer MC Extension innerhalb einer konkreten Hierarchie von MC Base und MC Extensions.</text:p>
      <text:p text:style-name="Text_20_body">Gemeinsam mit dem &lt;moduleName&gt; wird der &lt;McClassPath&gt; in einer &lt;McInstance&gt; verwendet, um eine Instanz des MC Base oder einer MC Extension zu identifizieren (siehe dort).</text:p>
      <text:p text:style-name="Text_20_body">Z.B. könnte eine MC Extension in unserer Beispielszene den</text:p>
      <text:p text:style-name="P11">"&lt;McClassPath&gt;" = "McBase.McTrainManager"</text:p>
      <text:p text:style-name="Text_20_body">erhalten.</text:p>
      <text:h text:style-name="P13" text:outline-level="2">Bezeichnungen für Elemente der SMS nach dem MMF Paradigma</text:h>
      <text:h text:style-name="Heading_20_3" text:outline-level="3">"&lt;moduleName&gt;"</text:h>
      <text:p text:style-name="Text_20_body">Ein &lt;moduleName&gt; identifiziert ein Modul innerhalb einer Simple Multiuser Scene.</text:p>
      <text:p text:style-name="P4">Beispiel:</text:p>
      <text:p text:style-name="P11">"&lt;moduleName&gt;" = "City" ........"zweites Modul" des "offiziellen Demo Layout"</text:p>
      <text:h text:style-name="Heading_20_3" text:outline-level="3">"&lt;uocName&gt;"</text:h>
      <text:p text:style-name="Text_20_body">Ein &lt;uocName&gt; identifiziert eine Universal Object Class (UOC) innerhalb einer Simple Multiuser Scene.</text:p>
      <text:p text:style-name="Text_20_body"><text:span text:style-name="T2">Beispiel</text:span>:</text:p>
      <text:p text:style-name="P11">"&lt;uocName&gt;" = "Base".....................die UOC "Base" des SSC Base<text:line-break/>"&lt;uocName&gt;" = "Base.Keys"............eine UOC, die vom SscKeyManager verwaltet wird<text:line-break/>"&lt;uocName&gt;" = "Base.Trains"...........eine UOC mit UBO Loader im SscTrainManager</text:p>
      <text:h text:style-name="Heading_20_3" text:outline-level="3">"&lt;extObjId&gt;", "&lt;objId&gt;"</text:h>
      <text:p text:style-name="Text_20_body">Eine &lt;extObjId&gt; identifiziert ein Objekt (also ein MIDAS Objekt oder ein Modell). Die &lt;objId&gt; ist die lokale Objekt ID (innerhalb einer UOC oder innerhalb eines Moduls)</text:p>
      <text:p text:style-name="P4">Gebundene Objekte:</text:p>
      <text:p text:style-name="P11">"&lt;extObjId&gt;" = "&lt;DispInstance&gt;-&lt;objId&gt;" = "Bdo.&lt;moduleName&gt;-&lt;objId&gt;"</text:p>
      <text:p text:style-name="P4">Astrale Objekte:</text:p>
      <text:p text:style-name="P11">"&lt;extObjId&gt;" = "&lt;DispInstance&gt;-&lt;objId&gt;" = "Uoc.Base-&lt;objId&gt;"</text:p>
      <text:p text:style-name="P4">Ungebundene Objekte:</text:p>
      <text:p text:style-name="P11">"&lt;extObjId&gt;" = "&lt;DispInstance&gt;-&lt;objId&gt;" = "Uoc.&lt;uocName&gt;-&lt;objId&gt;"</text:p>
      <text:h text:style-name="Heading_20_2" text:outline-level="2">Bezeichnungen für Softwareinstanzen</text:h>
      <text:p text:style-name="Text_20_body">Instanzen sind Namen, die (1) im Tracer, (2) in Stream Names und (3) am Konsoleninterface verwendet werden, um Elemente der SMS zu identifizieren.</text:p>
      <text:h text:style-name="Heading_20_3" text:outline-level="3">"&lt;SscInstance&gt;"</text:h>
      <text:p text:style-name="Text_20_body">Eine &lt;SscInstance&gt; identifiziert entweder den SSC Base oder eine SSC Extension. Sie beginnt IMMER mit der Buchstabenfolge "<text:span text:style-name="T3">Ssc</text:span>".</text:p>
      <text:p text:style-name="P4">SSC Base:</text:p>
      <text:p text:style-name="P11">"&lt;SscInstance&gt;" = "Ssc"</text:p>
      <text:p text:style-name="P4">SSC Extension:</text:p>
      <text:p text:style-name="P11">"&lt;SscInstance&gt;" = "&lt;ParentClassPath&gt;.&lt;wki&gt;<text:line-break/>Beispiel: die "&lt;SscInstance&gt;" für den Train Manager lautet "Ssc.Base.SscTrainManager"</text:p>
      <text:h text:style-name="Heading_20_3" text:outline-level="3"><text:soft-page-break/>"&lt;DispInstance&gt;"</text:h>
      <text:p text:style-name="Text_20_body">Eine &lt;DispInstance&gt; identifiziert entweder einen UOC Related SSC Dispatcher oder einen Module Related SSC Dispatcher. Sie wird auch im enthaltenen UBO Loader verwendet</text:p>
      <text:p text:style-name="P4">Module Related SSC Dispatcher:</text:p>
      <text:p text:style-name="P11">"&lt;DispInstance&gt;" = "<text:span text:style-name="T3">Bdo</text:span>.&lt;moduleName&gt;"</text:p>
      <text:p text:style-name="P11">Beispiel: "<text:span text:style-name="T3">Bdo</text:span>.City"</text:p>
      <text:p text:style-name="P9">UOC Related SSC Dispatcher:</text:p>
      <text:p text:style-name="P11">"&lt;DispInstance&gt;" = "<text:span text:style-name="T3">Uoc</text:span>.&lt;uocName&gt;"</text:p>
      <text:p text:style-name="P11">Beispiel: "<text:span text:style-name="T3">Uoc</text:span>.Base.Keys"</text:p>
      <text:h text:style-name="Heading_20_3" text:outline-level="3">"&lt;McInstance&gt;"</text:h>
      <text:p text:style-name="Text_20_body">Eine &lt;McInstance&gt; identifiziert eine Instanz des MC Base oder eine Instanz einer MC Extension für ein konkretes Modul.</text:p>
      <text:p text:style-name="P11">"&lt;McInstance&gt;" = "<text:span text:style-name="T3">Mod</text:span>.&lt;moduleName&gt;-&lt;McClassPath&gt;"</text:p>
      <text:p text:style-name="P8">Z.B. Würde man die Train Manager Extension im Modul "City" über</text:p>
      <text:p text:style-name="P11">"&lt;McInstance&gt;" = "<text:span text:style-name="T3">Mod</text:span>.City-McBase.McTrainManager"</text:p>
      <text:p text:style-name="P8">ansprechen.</text:p>
      <text:h text:style-name="Heading_20_3" text:outline-level="3">"&lt;ObjInstance&gt;"</text:h>
      <text:p text:style-name="Text_20_body">Eine &lt;ObjInstance&gt; identifiziert eine Instanz eines MIDAS Objektes oder eines Modells.</text:p>
      <text:p text:style-name="P4">Gebundene Objekte:</text:p>
      <text:p text:style-name="P11">"&lt;ObjInstance&gt;" = "&lt;extObjId&gt;"</text:p>
      <text:p text:style-name="P11">Beispiel: "<text:span text:style-name="T3">Bdo.City</text:span>-StationHouse.Door.Switch.Lock"</text:p>
      <text:p text:style-name="P4">Astrale Objekte:</text:p>
      <text:p text:style-name="P11">"&lt;ObjInstance&gt;" = "&lt;extObjId&gt;"</text:p>
      <text:p text:style-name="P11">Beispiel: "<text:span text:style-name="T3">Uoc.Base</text:span>-DefAvaCon" ist der Default Avatar Container</text:p>
      <text:p text:style-name="P9">Ungebundene Objekte:</text:p>
      <text:p text:style-name="P11">"&lt;ObjInstance&gt;" = "&lt;extObjId&gt;"</text:p>
      <text:p text:style-name="P11">Beispiel: "<text:span text:style-name="T3">Uoc.Base.Trains</text:span>-tgv0001"</text:p>
      <text:h text:style-name="P14" text:outline-level="1">Tracerinstanzen und -interfaces</text:h>
      <text:p text:style-name="Text_20_body">Im Tracer gibt es einige Tracepunkte, für die die Benennung von Instanzen (&lt;instance&gt;) extrem wichtig ist. Die wichtigsten sind "messageReceived", "sendMessage", "eventReceived" und "sendEvent".</text:p>
      <text:p text:style-name="Text_20_body">SMS:traceLevel=2,timeStamp=&lt;timeStamp&gt;,<text:span text:style-name="T1">ownSessionId=&lt;sessionId&gt;</text:span><text:line-break/>SMS: <text:span text:style-name="T1">instanceId=&lt;instance&gt;</text:span>,subsystem=&lt;ss&gt;,fileName=&lt;fileName&gt;,ssVersion=&lt;ssVersion&gt;<text:line-break/>SMS: action=<text:span text:style-name="T5">messageReceived</text:span>;<text:span text:style-name="T1">sender=&lt;sender&gt;</text:span>;<text:span text:style-name="T1">messageType=&lt;mt&gt;</text:span>;messageId=&lt;mid&gt;<text:line-break/>SMS: &lt;free text from the programmer&gt;<text:line-break/>SMS:END</text:p>
      <text:p text:style-name="Text_20_body">SMS:traceLevel=2,timeStamp=&lt;timeStamp&gt;,<text:span text:style-name="T1">ownSessionId=&lt;sessionId&gt;</text:span><text:line-break/>SMS: <text:span text:style-name="T1">instanceId=&lt;instance&gt;</text:span>,subsystem=&lt;ss&gt;,fileName=&lt;fileName&gt;,ssVersion=&lt;ssVersion&gt;<text:line-break/>SMS: action=<text:span text:style-name="T5">sendMessage</text:span>;<text:span text:style-name="T1">receiver=&lt;receiver&gt;</text:span>;<text:span text:style-name="T1">messageType=&lt;mt&gt;</text:span>;messageId=&lt;mid&gt;<text:line-break/>SMS: &lt;free text from the programmer&gt;<text:line-break/>SMS:END</text:p>
      <text:p text:style-name="Text_20_body">Eine Message wird also immer von einer &lt;instance&gt; innerhalb einer &lt;sessionId&gt; an eine &lt;instance&gt; innerhalb einer &lt;sessionId&gt; gesendet:</text:p>
      <text:p text:style-name="P11"><text:span text:style-name="T1">&lt;sender&gt; = &lt;instance&gt;@&lt;sessionId&gt;</text:span><text:line-break/><text:span text:style-name="T1">&lt;receiver&gt; = &lt;instance&gt;@&lt;sessionId&gt;</text:span></text:p>
      <text:p text:style-name="Text_20_body">Ein Event kann nur innerhalb einer &lt;sessionId&gt; von einer &lt;instance&gt; an eine andere &lt;instance&gt; versendet werden, wobei das &lt;field&gt; an beiden Enden denselben Namen hat.</text:p>
      <text:p text:style-name="Text_20_body">Events zwischen zwei Subsystemen werden über sog. Interfaces (&lt;ifInstance&gt;@&lt;ifName&gt;) geroutet.</text:p>
      <text:p text:style-name="Text_20_body">SMS:traceLevel=2,timeStamp=&lt;timeStamp&gt;,ownSessionId=&lt;sessionId&gt;<text:line-break/>SMS: <text:span text:style-name="T1">instanceId=&lt;instance&gt;</text:span>,subsystem=&lt;ss&gt;,fileName=&lt;fileName&gt;,ssVersion=&lt;ssVersion&gt;<text:line-break/>SMS: action=<text:span text:style-name="T5">sendEvent</text:span>;<text:span text:style-name="T1">destination=&lt;destination&gt;</text:span>;<text:span text:style-name="T1">field=&lt;field&gt;</text:span><text:line-break/>SMS: &lt;free text from the programmer&gt;<text:line-break/>SMS:END</text:p>
      <text:p text:style-name="Text_20_body">SMS:traceLevel=2,timeStamp=&lt;timeStamp&gt;,ownSessionId=&lt;sessionId&gt;<text:line-break/>SMS: <text:span text:style-name="T1">instanceId=&lt;instance&gt;</text:span>,subsystem=&lt;ss&gt;,fileName=&lt;fileName&gt;,ssVersion=&lt;ssVersion&gt;<text:line-break/>SMS: action=<text:span text:style-name="T5">eventReceived</text:span>;<text:span text:style-name="T1">origin=&lt;origin&gt;</text:span>;<text:span text:style-name="T1">field=&lt;field&gt;</text:span><text:line-break/>SMS: &lt;free text from the programmer&gt;<text:line-break/>SMS:END</text:p>
      <text:p text:style-name="Text_20_body">Es gilt</text:p>
      <text:p text:style-name="P11"><text:span text:style-name="T1">&lt;origin&gt; = &lt;instance&gt;</text:span><text:line-break/><text:span text:style-name="T1">&lt;destination&gt; = &lt;instance&gt;</text:span></text:p>
      <text:p text:style-name="Text_20_body">wenn Origin und Destination im selben Subsystem liegen, und es gilt</text:p>
      <text:p text:style-name="P11"><text:span text:style-name="T1">&lt;origin&gt; = &lt;ifInstance&gt;@&lt;ifName&gt;</text:span><text:line-break/><text:span text:style-name="T1">&lt;destination&gt; = &lt;ifInstance&gt;@&lt;ifName&gt;,</text:span></text:p>
      <text:p text:style-name="Text_20_body">wenn dem nicht der Fall ist.</text:p>
      <text:p text:style-name="Text_20_body">Das soll in den folgenden zwei Unterkapiteln klar gemacht werden.</text:p>
      <text:h text:style-name="Heading_20_2" text:outline-level="2"><text:soft-page-break/>Tracerinstanzen</text:h>
      <text:h text:style-name="Heading_20_3" text:outline-level="3">Tracerinstanzen für SSC Base und SSC Extensions</text:h>
      <text:p text:style-name="P4">Controller / Central Controller:</text:p>
      <text:p text:style-name="P12">"&lt;SscInstance&gt;.Control".........1x per Szeneninstanz (singleton)<text:line-break/>"&lt;SscInstance&gt;.CentralSrv"....1x per Multiuser Session, verwaltet CommState/Global State</text:p>
      <text:h text:style-name="Heading_20_3" text:outline-level="3">Tracerinstanzen für SSC Dispatcher und SSC UBO Loader</text:h>
      <text:p text:style-name="P4">Client / Server / UOC Server:</text:p>
      <text:p text:style-name="P12">"&lt;DispInstance&gt;.Client"......1x per Szeneninstanz und per Modul/UOC<text:line-break/>"&lt;DispInstance&gt;.Server"......1x per Szeneninstanz und Modul/UOC, verarb. SMS Requests<text:line-break/>"&lt;DispInstance&gt;.UocSrv"....1x per Multiuser Session und Modul/UOC, verw. UBO State</text:p>
      <text:h text:style-name="Heading_20_3" text:outline-level="3">Tracerinstanzen für MC Base und MC Extensions</text:h>
      <text:p text:style-name="P4">Coordinator:</text:p>
      <text:p text:style-name="P12">"&lt;McInstance&gt;.Coord"......1x per Szeneninstanz und per geladenem Modul, koordiniert</text:p>
      <text:h text:style-name="Heading_20_3" text:outline-level="3">Tracerinstanzen für Objekte</text:h>
      <text:p text:style-name="P4">Client Software / Object Controller / Console Server</text:p>
      <text:p text:style-name="P12">"&lt;ObjInstance&gt;.Control"......1x per Szeneninstanz und geladenem Objekt<text:line-break/>"&lt;ObjInstance&gt;.ObCo".........1x per Multiuser Session und Objekt, verwaltet Global State<text:line-break/>"&lt;ObjInstance&gt;.Server"........1x per Szeneninstanz und Objekt, verarb. SMS Requests</text:p>
      <text:h text:style-name="P13" text:outline-level="2">Tracerinterfaces</text:h>
      <text:h text:style-name="Heading_20_3" text:outline-level="3">@commParam Interface</text:h>
      <text:p text:style-name="Text_20_body">*[-*]@commParam<text:tab/><text:tab/><text:tab/>SscBase verteilt Trace Levels und Events an Avatare</text:p>
      <text:p text:style-name="Text_20_body">&lt;mcInstance&gt;@commParam<text:tab/><text:tab/>McBase received Trace Levels vom SscBase</text:p>
      <text:p text:style-name="Text_20_body">&lt;objInstance&gt;@commParam<text:tab/><text:tab/>MoosAvatarContainer received Events vom SscBase</text:p>
      <text:h text:style-name="Heading_20_3" text:outline-level="3">@eiControl Interface</text:h>
      <text:p text:style-name="Text_20_body">*[-*]@eiControl<text:tab/><text:tab/><text:tab/>SscBase empfängt Request von irgendwo [und antwortet]</text:p>
      <text:p text:style-name="Text_20_body">&lt;mcInstance&gt;@eiControl<text:tab/><text:tab/>Austausch zwischen SscBase und McBase</text:p>
      <text:p text:style-name="Text_20_body">&lt;objInstance&gt;@eiControl<text:tab/><text:tab/>Austausch zwischen SscBase und einigen MIDAS Objekten:<text:line-break/><text:tab/><text:tab/><text:tab/><text:tab/><text:tab/><text:tab/>MoosAvatarContainer, MoosCreator,<text:line-break/><text:tab/><text:tab/><text:tab/><text:tab/><text:tab/><text:tab/>MoosSwitchA, MoosSwitchB</text:p>
      <text:h text:style-name="Heading_20_3" text:outline-level="3">@commParam(&lt;wki&gt;) Interface</text:h>
      <text:p text:style-name="Text_20_body">*[-*]@commParam(&lt;wki&gt;)<text:tab/><text:tab/><text:tab/>SscBeamerManager verteilt Beamer Destinations</text:p>
      <text:p text:style-name="Text_20_body">&lt;mcInstance&gt;@commParam(&lt;wki&gt;)<text:tab/>wird nicht verwendet (receive)</text:p>
      <text:p text:style-name="Text_20_body">&lt;objInstance&gt;@commParam(&lt;wki&gt;)<text:tab/>MoosBeamer (received Beamer Destinations)</text:p>
      <text:h text:style-name="Heading_20_3" text:outline-level="3">@eiControl(&lt;wki&gt;) Interface</text:h>
      <text:p text:style-name="Text_20_body">*[-*]@eiControl(&lt;wki&gt;)<text:tab/><text:tab/>wird nicht verwendet (Request von irgendwo)</text:p>
      <text:p text:style-name="Text_20_body">&lt;mcInstance&gt;@eiControl(&lt;wki&gt;)<text:tab/>Austausch zwischen SrrControlTm und SrrModCoordTm</text:p>
      <text:p text:style-name="Text_20_body">&lt;objInstance&gt;@eiControl(&lt;wki&gt;)<text:tab/>Austausch zwischen SscBeamerManager / SscKeyManager /<text:line-break/><text:tab/><text:tab/><text:tab/><text:tab/><text:tab/>SrrControlTm und einigen MIDAS Objekten<text:line-break/><text:tab/><text:tab/><text:tab/><text:tab/><text:tab/><text:tab/>MoosBeamer / MoosBeamerDestination /<text:line-break/><text:tab/><text:tab/><text:tab/><text:tab/><text:tab/><text:tab/>MoosKeyContainer / MoosLockA / MoosLockB /<text:line-break/><text:tab/><text:tab/><text:tab/><text:tab/><text:tab/><text:tab/>SrrReplicator</text:p>
      <text:h text:style-name="Heading_20_3" text:outline-level="3">@modParam Interface</text:h>
      <text:p text:style-name="P7"><text:span text:style-name="T3">Module</text:span>.&lt;moduleName&gt;-*@modParam<text:tab/><text:tab/>McBase verteilt MAM</text:p>
      <text:p text:style-name="P7"><text:span text:style-name="T3">Module</text:span>.&lt;moduleName&gt;-&lt;objId&gt;@modParam<text:tab/>MibAnim / MibNoStateOsm/ <text:s/>MibStandardOsm<text:line-break/><text:tab/><text:tab/><text:tab/><text:tab/><text:tab/><text:tab/><text:tab/>empfangen die MAM</text:p>
      <text:h text:style-name="Heading_20_3" text:outline-level="3">@eiMod Interface</text:h>
      <text:p text:style-name="P7"><text:span text:style-name="T3">Module</text:span>.&lt;moduleName&gt;-*@eiMod<text:tab/><text:tab/><text:tab/>McBase empfängt Request von irgendwo<text:line-break/><text:tab/><text:tab/><text:tab/><text:tab/><text:tab/><text:tab/><text:tab/>[und antwortet]</text:p>
      <text:h text:style-name="Heading_20_3" text:outline-level="3"><text:soft-page-break/>@modParam(&lt;wki&gt;) Interface</text:h>
      <text:p text:style-name="Text_20_body">Wird zur Zeit nicht verwendet</text:p>
      <text:h text:style-name="Heading_20_3" text:outline-level="3">@eiMod(&lt;wki&gt;) Interface</text:h>
      <text:p text:style-name="Text_20_body">&lt;objInstance&gt;@eiMod(&lt;wki&gt;)<text:tab/>Austausch zwischen SrrModCoordTm und den MIDAS<text:line-break/><text:tab/><text:tab/><text:tab/><text:tab/><text:tab/>Objekten SrrBasicTrackSection / SrrBasicTurnout2Way /<text:line-break/><text:tab/><text:tab/><text:tab/><text:tab/><text:tab/>SrrTrackEdge / SrrTrackNode</text:p>
      <text:h text:style-name="Heading_20_3" text:outline-level="3">@eiConsole Interface</text:h>
      <text:p text:style-name="Text_20_body">&lt;objInstance&gt;@eiConsole<text:tab/><text:tab/>Austausch zwischen SscDispatcherStub und den Benützern<text:line-break/><text:tab/><text:tab/><text:tab/><text:tab/><text:tab/>SscBase / SscKeyManager / MoosCreator / MoosDriveA /<text:line-break/><text:tab/><text:tab/><text:tab/><text:tab/><text:tab/>MoosKeyContainer / MoosLockB / MoosSwitchA /<text:line-break/><text:tab/><text:tab/><text:tab/><text:tab/><text:tab/>MoosSwitchB</text:p>
      <text:h text:style-name="Heading_20_3" text:outline-level="3">@eiMib Interface</text:h>
      <text:p text:style-name="Text_20_body">&lt;objInstance&gt;@eiMib<text:tab/><text:tab/>benützung von MIB durch ein MOB</text:p>
      <text:h text:style-name="Heading_20_3" text:outline-level="3">@uiObj Interface</text:h>
      <text:p text:style-name="Text_20_body">&lt;objInstance&gt;@uiObj<text:tab/><text:tab/>wird angeboten von:<text:line-break/><text:tab/><text:tab/><text:tab/><text:tab/><text:tab/><text:tab/>MibCore / MoosAvatarContainer / MoosBeamer /<text:line-break/><text:tab/><text:tab/><text:tab/><text:tab/><text:tab/><text:tab/>MoosBeamerDestination / MoosCreator / MoosDriveA/<text:line-break/><text:tab/><text:tab/><text:tab/><text:tab/><text:tab/><text:tab/>MoosKeyContainer / MoosLockA / MoosLockB /<text:line-break/><text:tab/><text:tab/><text:tab/><text:tab/><text:tab/><text:tab/>MoosSwitchA / MoosSwitchB / MoosTrigger /<text:line-break/><text:tab/><text:tab/><text:tab/><text:tab/><text:tab/><text:tab/>SrrBasicTrackSection / SrrBasicTurnoutr2Way /<text:line-break/><text:tab/><text:tab/><text:tab/><text:tab/><text:tab/><text:tab/>SrrReplicator / SrrTrackEdge / SrrTrackNode<text:line-break/><text:tab/><text:tab/><text:tab/><text:tab/><text:tab/>wird benützt von<text:line-break/><text:tab/><text:tab/><text:tab/><text:tab/><text:tab/><text:tab/>SscBase (Avatar Container) / Model / Module / Frame</text:p>
      <text:h text:style-name="Heading_20_3" text:outline-level="3">@uiMod Interface</text:h>
      <text:p text:style-name="Text_20_body">&lt;mcInstance&gt;@uiMod<text:tab/><text:tab/>wird angeboten von:<text:line-break/><text:tab/><text:tab/><text:tab/><text:tab/><text:tab/><text:tab/>McBase / SrrModCoordTm<text:line-break/><text:tab/><text:tab/><text:tab/><text:tab/><text:tab/>wird benpützt von:<text:line-break/><text:tab/><text:tab/><text:tab/><text:tab/><text:tab/><text:tab/>Module</text:p>
      <text:h text:style-name="Heading_20_3" text:outline-level="3">@uiModule Interface</text:h>
      <text:p text:style-name="P7"><text:span text:style-name="T3">Module</text:span>.&lt;moduleName&gt;@uiModule<text:tab/>wird benützt von:<text:line-break/><text:tab/><text:tab/><text:tab/><text:tab/><text:tab/><text:tab/><text:tab/>SmsModuleLoader / Module Wrapper / Frame</text:p>
      <text:h text:style-name="Heading_20_3" text:outline-level="3">@uiControl Interface</text:h>
      <text:p text:style-name="Text_20_body">&lt;sscInstance&gt;@uiControl<text:tab/><text:tab/>wird benützt von: Frame</text:p>
      <text:h text:style-name="P14" text:outline-level="1">StreamNames</text:h>
      <text:p text:style-name="Text_20_body">Stream Names haben die generelle Form</text:p>
      <text:p text:style-name="P11">"&lt;StreamName&gt;" = "<text:span text:style-name="T3">Sms</text:span>-&lt;mainIdentifier&gt;-&lt;User&gt;.&lt;Suffix&gt;"</text:p>
      <text:p text:style-name="P8">wobei &lt;Suffix&gt; vom Programmierer frei gewählt werden kann (alles ausser Punkte und Gedankenstriche)</text:p>
      <text:p text:style-name="P8">&lt;User&gt; wird vom SMUOS Framework vorgegeben und wird zusammen mit dem &lt;mainIdentifier&gt; in den nächsten Kapiteln erklärt</text:p>
      <text:h text:style-name="Heading_20_2" text:outline-level="2">SSC Base und SSC Extensions</text:h>
      <text:p text:style-name="P11">"&lt;mainIdentifier&gt;" = "&lt;SscInstance&gt;"</text:p>
      <text:p text:style-name="P11">"&lt;User&gt;" = "Base", wenn es ein Network Sensor des SSC Base ist und</text:p>
      <text:p text:style-name="P11">"&lt;User&gt;" = "Ext", wenn es ein Network Sensor einer SSC Extension ist</text:p>
      <text:h text:style-name="Heading_20_2" text:outline-level="2">SSC Dispatcher und SSC UBO Loader</text:h>
      <text:p text:style-name="P11">"&lt;mainIdentifier&gt;" = "&lt;DispInstance&gt;"</text:p>
      <text:p text:style-name="P11">"&lt;User&gt;" = "SmsDispatcher", wenn es ein Network Sensor des SSC Dispatcher ist und</text:p>
      <text:p text:style-name="P12">"&lt;User&gt;" = "UboLoader", wenn es ein Network Sensor des SSC UBO Loader ist</text:p>
      <text:h text:style-name="Heading_20_2" text:outline-level="2">Objekte</text:h>
      <text:p text:style-name="P9">Streamnames:</text:p>
      <text:p text:style-name="P11">"&lt;mainIdentifier&gt;" = "&lt;ObjInstance&gt;"</text:p>
      <text:p text:style-name="P11">"&lt;User&gt;" = "Obj", wenn es ein Network Sensor des MIDAS Objektes oder des Modells ist</text:p>
      <text:p text:style-name="P12">"&lt;User&gt;" = "Mib", wenn es ein Network Sensor der MIDAS Base ist</text:p>
      <text:h text:style-name="Heading_20_1" text:outline-level="1">Konsoleninterface</text:h>
      <text:p text:style-name="Text_20_body">&lt;DispInstance&gt;-&lt;objId&gt;-&lt;parameterN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2<text:tab/>New Instance Naming<text:tab/>Version 1.4 / 2017-09-08</text:p>
        <text:p text:style-name="Header">This text is a service of <text:a xlink:type="simple" xlink:href="http://letztersein.wordpress.com/srrtrains-v0-01">http://letztersein.wordpress.com/srrtrains-v0-01</text:a></text:p>
      </style:header>
      <style:footer>
        <text:p text:style-name="Footer"><text:tab/>Seite <text:page-number text:select-page="current">16</text:page-number> von <text:page-count>16</text:page-count><text:tab/>C. Valentin</text:p>
      </style:footer>
    </style:master-page>
    <style:master-page style:name="Landscape" style:page-layout-name="Mpm2">
      <style:header>
        <text:p text:style-name="Header">Hibernation Report 012<text:tab/>New Instance Naming<text:tab/>Version 1.3/ ?. ??? 201?</text:p>
        <text:p text:style-name="Header">This text is a service of <text:a xlink:type="simple" xlink:href="http://letztersein.wordpress.com/srrtrains-v0-01">http://letztersein.wordpress.com/srrtrains-v0-01</text:a></text:p>
      </style:header>
      <style:footer>
        <text:p text:style-name="Footer">Seite <text:page-number text:select-page="current">6</text:page-number> von <text:page-count>16</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2M23S</meta:editing-duration>
    <meta:editing-cycles>122</meta:editing-cycles>
    <meta:generator>OpenOffice.org/3.4.1$Win32 OpenOffice.org_project/341m1$Build-9593</meta:generator>
    <dc:date>2017-09-08T22:06:28.58</dc:date>
    <meta:document-statistic meta:table-count="0" meta:image-count="0" meta:object-count="7" meta:page-count="16" meta:paragraph-count="253" meta:word-count="2733" meta:character-count="2153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5.13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5.25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5.22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5pt" style:font-size-asian="15pt" style:font-size-complex="15pt"/>
    </style:style>
    <style:style style:name="P4" style:family="paragraph">
      <style:text-properties fo:font-size="12pt" style:font-size-asian="12pt" style:font-size-complex="12pt"/>
    </style:style>
    <style:style style:name="P5" style:family="paragraph">
      <style:paragraph-properties fo:text-align="center"/>
      <style:text-properties fo:font-size="10pt" style:font-size-asian="10pt" style:font-size-complex="10pt"/>
    </style:style>
    <style:style style:name="P6" style:family="paragraph">
      <style:paragraph-properties fo:text-align="end"/>
    </style:style>
    <style:style style:name="P7" style:family="paragraph">
      <style:paragraph-properties fo:text-align="end"/>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667cm" svg:height="13.065cm" svg:x="10.398cm" svg:y="0cm">
          <text:p text:style-name="P1">Module</text:p>
        </draw:rect>
        <draw:rect draw:style-name="gr1" draw:text-style-name="P1" draw:layer="layout" svg:width="13.716cm" svg:height="13.065cm" svg:x="13.319cm" svg:y="0cm">
          <text:p text:style-name="P1">Frame</text:p>
        </draw:rect>
        <draw:rect draw:style-name="gr1" draw:text-style-name="P1" draw:layer="layout" svg:width="6.985cm" svg:height="13.065cm" svg:x="3.159cm" svg:y="0cm">
          <text:p text:style-name="P1">Model</text:p>
        </draw:rect>
        <draw:rect draw:style-name="gr2" draw:text-style-name="P3" draw:layer="layout" svg:width="8.255cm" svg:height="1.651cm" svg:x="14.589cm" svg:y="9.255cm">
          <text:p text:style-name="P2"><text:span text:style-name="T1">UOC Related SSC Dispatcher</text:span><text:span text:style-name="T1"><text:line-break/></text:span><text:span text:style-name="T2">(per UOC)</text:span></text:p>
        </draw:rect>
        <draw:rect draw:style-name="gr2" draw:text-style-name="P3" draw:layer="layout" svg:width="8.255cm" svg:height="1.651cm" svg:x="14.208cm" svg:y="9.001cm">
          <text:p text:style-name="P2"><text:span text:style-name="T1">Bdo.&lt;moduleName&gt;</text:span><text:span text:style-name="T1"><text:line-break/></text:span><text:span text:style-name="T3">Module Related SSC Dispatcher</text:span><text:span text:style-name="T1"><text:line-break/></text:span><text:span text:style-name="T3">(per registered module)</text:span></text:p>
        </draw:rect>
        <draw:rect draw:style-name="gr2" draw:text-style-name="P3" draw:layer="layout" svg:width="8.255cm" svg:height="1.651cm" svg:x="18.018cm" svg:y="11.16cm">
          <text:p text:style-name="P2"><text:span text:style-name="T1">UOC Related SSC Dispatcher</text:span><text:span text:style-name="T1"><text:line-break/></text:span><text:span text:style-name="T2">(per UOC)</text:span></text:p>
        </draw:rect>
        <draw:rect draw:style-name="gr2" draw:text-style-name="P3" draw:layer="layout" svg:width="6.096cm" svg:height="2.413cm" svg:x="3.794cm" svg:y="8.747cm">
          <text:p text:style-name="P2"><text:span text:style-name="T1">SscDispatcherStub</text:span><text:span text:style-name="T1"><text:line-break/></text:span><text:span text:style-name="T2">(per object)</text:span></text:p>
        </draw:rect>
        <draw:rect draw:style-name="gr2" draw:text-style-name="P3" draw:layer="layout" svg:width="7.366cm" svg:height="2.286cm" svg:x="16.113cm" svg:y="3.286cm">
          <text:p text:style-name="P2"><text:span text:style-name="T1">Ssc</text:span><text:span text:style-name="T1"><text:line-break/></text:span><text:span text:style-name="T3">SSC Base</text:span><text:span text:style-name="T3"><text:line-break/></text:span><text:span text:style-name="T3">(singleton)</text:span></text:p>
        </draw:rect>
        <draw:rect draw:style-name="gr2" draw:text-style-name="P3" draw:layer="layout" svg:width="7.62cm" svg:height="2.286cm" svg:x="17.256cm" svg:y="4.556cm">
          <text:p text:style-name="P2"><text:span text:style-name="T1">&lt;ParentClassPath-1&gt;.&lt;wki-1&gt;</text:span><text:span text:style-name="T1"><text:line-break/></text:span><text:span text:style-name="T3">SSC Extension</text:span><text:span text:style-name="T3"><text:line-break/></text:span><text:span text:style-name="T3">(singleton)</text:span></text:p>
        </draw:rect>
        <draw:rect draw:style-name="gr2" draw:text-style-name="P3" draw:layer="layout" svg:width="7.477cm" svg:height="2.286cm" svg:x="18.2cm" svg:y="5.314cm">
          <text:p text:style-name="P2"><text:span text:style-name="T1">&lt;ParentClassPath-2&gt;.&lt;wki-2&gt;</text:span><text:span text:style-name="T1"><text:line-break/></text:span><text:span text:style-name="T3">SSC Extension</text:span><text:span text:style-name="T3"><text:line-break/></text:span><text:span text:style-name="T3">(singleton)</text:span></text:p>
        </draw:rect>
        <draw:rect draw:style-name="gr2" draw:text-style-name="P3" draw:layer="layout" svg:width="7.366cm" svg:height="2.286cm" svg:x="19.034cm" svg:y="6.588cm">
          <text:p text:style-name="P2"><text:span text:style-name="T1">&lt;ParentClassPath-n&gt;.&lt;wki-n&gt;</text:span><text:span text:style-name="T1"><text:line-break/></text:span><text:span text:style-name="T3">SSC Extension</text:span><text:span text:style-name="T3"><text:line-break/></text:span><text:span text:style-name="T3">(singleton)</text:span></text:p>
        </draw:rect>
        <draw:line draw:style-name="gr3" draw:text-style-name="P1" draw:layer="layout" svg:x1="16.494cm" svg:y1="3.286cm" svg:x2="16.494cm" svg:y2="0.111cm">
          <text:p/>
        </draw:line>
        <draw:frame draw:style-name="gr4" draw:text-style-name="P4" draw:layer="layout" svg:width="3.338cm" svg:height="0.725cm" svg:x="16.621cm" svg:y="0.148cm">
          <draw:text-box>
            <text:p><text:span text:style-name="T2">Ssc@uiControl</text:span></text:p>
          </draw:text-box>
        </draw:frame>
        <draw:line draw:style-name="gr3" draw:text-style-name="P1" draw:layer="layout" svg:x1="17.637cm" svg:y1="4.556cm" svg:x2="17.637cm" svg:y2="1.381cm">
          <text:p/>
        </draw:line>
        <draw:frame draw:style-name="gr4" draw:text-style-name="P4" draw:layer="layout" svg:width="8.279cm" svg:height="0.725cm" svg:x="17.668cm" svg:y="1.381cm">
          <draw:text-box>
            <text:p><text:span text:style-name="T2">&lt;ParentClassPath-1&gt;.&lt;wki-1&gt;@uiControl</text:span></text:p>
          </draw:text-box>
        </draw:frame>
        <draw:line draw:style-name="gr3" draw:text-style-name="P1" draw:layer="layout" svg:x1="18.526cm" svg:y1="5.318cm" svg:x2="18.526cm" svg:y2="2.143cm">
          <text:p/>
        </draw:line>
        <draw:frame draw:style-name="gr4" draw:text-style-name="P4" draw:layer="layout" svg:width="8.279cm" svg:height="0.725cm" svg:x="18.526cm" svg:y="2.053cm">
          <draw:text-box>
            <text:p><text:span text:style-name="T2">&lt;ParentClassPath-2&gt;.&lt;wki-2&gt;@uiControl</text:span></text:p>
          </draw:text-box>
        </draw:frame>
        <draw:line draw:style-name="gr3" draw:text-style-name="P1" draw:layer="layout" svg:x1="19.468cm" svg:y1="6.588cm" svg:x2="19.468cm" svg:y2="3.413cm">
          <text:p/>
        </draw:line>
        <draw:frame draw:style-name="gr4" draw:text-style-name="P4" draw:layer="layout" svg:width="8.279cm" svg:height="0.725cm" svg:x="18.907cm" svg:y="3.577cm">
          <draw:text-box>
            <text:p><text:span text:style-name="T2">&lt;ParentClassPath-n&gt;.&lt;wki-n&gt;@uiControl</text:span></text:p>
          </draw:text-box>
        </draw:frame>
        <draw:rect draw:style-name="gr2" draw:text-style-name="P5" draw:layer="layout" svg:width="8.255cm" svg:height="1.651cm" svg:x="17.637cm" svg:y="10.906cm">
          <text:p text:style-name="P2"><text:span text:style-name="T1">Uoc.&lt;uocName&gt;</text:span><text:span text:style-name="T3"><text:line-break/></text:span><text:span text:style-name="T3">UOC Related SSC Dispatcher</text:span><text:span text:style-name="T3"><text:line-break/></text:span><text:span text:style-name="T3">(per UOC)</text:span></text:p>
        </draw:rect>
        <draw:rect draw:style-name="gr2" draw:text-style-name="P3" draw:layer="layout" svg:width="6.096cm" svg:height="2.413cm" svg:x="3.413cm" svg:y="8.366cm">
          <text:p text:style-name="P2"><text:span text:style-name="T1">&lt;StubInstance&gt;</text:span><text:span text:style-name="T1"><text:line-break/></text:span><text:span text:style-name="T3">SSC Dispatcher Stub</text:span><text:span text:style-name="T3"><text:line-break/></text:span><text:span text:style-name="T3">(per object)</text:span></text:p>
        </draw:rect>
        <draw:line draw:style-name="gr5" draw:text-style-name="P1" draw:layer="layout" svg:x1="10.017cm" svg:y1="10.271cm" svg:x2="17.383cm" svg:y2="11.922cm">
          <text:p/>
        </draw:line>
        <draw:line draw:style-name="gr5" draw:text-style-name="P1" draw:layer="layout" svg:x1="10.017cm" svg:y1="9.636cm" svg:x2="13.7cm" svg:y2="9.763cm">
          <text:p/>
        </draw:line>
        <draw:line draw:style-name="gr3" draw:text-style-name="P1" draw:layer="layout" svg:x1="16.113cm" svg:y1="3.794cm" svg:x2="13.954cm" svg:y2="3.794cm">
          <text:p/>
        </draw:line>
        <draw:line draw:style-name="gr3" draw:text-style-name="P1" draw:layer="layout" svg:x1="17.256cm" svg:y1="5.191cm" svg:x2="15.097cm" svg:y2="5.191cm">
          <text:p/>
        </draw:line>
        <draw:line draw:style-name="gr3" draw:text-style-name="P1" draw:layer="layout" svg:x1="18.145cm" svg:y1="5.953cm" svg:x2="15.986cm" svg:y2="5.953cm">
          <text:p/>
        </draw:line>
        <draw:line draw:style-name="gr3" draw:text-style-name="P1" draw:layer="layout" svg:x1="19.034cm" svg:y1="7.223cm" svg:x2="16.875cm" svg:y2="7.223cm">
          <text:p/>
        </draw:line>
        <draw:frame draw:style-name="gr6" draw:text-style-name="P7" draw:layer="layout" svg:width="3.724cm" svg:height="0.725cm" svg:x="10.652cm" svg:y="3.323cm">
          <draw:text-box>
            <text:p text:style-name="P6"><text:span text:style-name="T2">*[-*]@eiControl</text:span></text:p>
          </draw:text-box>
        </draw:frame>
        <draw:frame draw:style-name="gr7" draw:text-style-name="P7" draw:layer="layout" svg:width="5.631cm" svg:height="0.725cm" svg:x="10cm" svg:y="4.767cm">
          <draw:text-box>
            <text:p text:style-name="P6"><text:span text:style-name="T2">*[-*]@eiControl(&lt;wki-1&gt;)</text:span></text:p>
          </draw:text-box>
        </draw:frame>
        <draw:frame draw:style-name="gr8" draw:text-style-name="P7" draw:layer="layout" svg:width="5.759cm" svg:height="0.725cm" svg:x="11cm" svg:y="5.572cm">
          <draw:text-box>
            <text:p text:style-name="P6"><text:span text:style-name="T2">*[-*]@eiControl(&lt;wki-2&gt;)</text:span></text:p>
          </draw:text-box>
        </draw:frame>
        <draw:frame draw:style-name="gr9" draw:text-style-name="P7" draw:layer="layout" svg:width="5.721cm" svg:height="0.725cm" svg:x="11.8cm" svg:y="6.842cm">
          <draw:text-box>
            <text:p text:style-name="P6"><text:span text:style-name="T2">*[-*]@eiControl(&lt;wki-n&gt;)</text:span></text:p>
          </draw:text-box>
        </draw:frame>
        <draw:line draw:style-name="gr3" draw:text-style-name="P1" draw:layer="layout" svg:x1="6.334cm" svg:y1="8.366cm" svg:x2="6.334cm" svg:y2="6.969cm">
          <text:p/>
        </draw:line>
        <draw:frame draw:style-name="gr6" draw:text-style-name="P7" draw:layer="layout" svg:width="4.892cm" svg:height="0.725cm" svg:x="3.921cm" svg:y="6.08cm">
          <draw:text-box>
            <text:p text:style-name="P6"><text:span text:style-name="T2">&lt;extObjId&gt;@eiConso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2.294cm"/>
    </style:style>
    <style:style style:name="gr5" style:family="graphic" style:parent-style-name="objectwithoutfill">
      <style:graphic-properties draw:marker-end="Circl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4.61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6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5pt" style:font-size-asian="15pt" style:font-size-complex="15pt"/>
    </style:style>
    <style:style style:name="P5" style:family="paragraph">
      <style:paragraph-properties fo:text-align="end"/>
    </style:style>
    <style:style style:name="P6" style:family="paragraph">
      <style:paragraph-properties fo:text-align="end"/>
      <style:text-properties fo:font-size="10pt" style:font-size-asian="10pt" style:font-size-complex="10pt"/>
    </style:style>
    <style:style style:name="P7" style:family="paragraph">
      <style:paragraph-properties fo:text-align="end"/>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8.509cm" svg:x="2.905cm" svg:y="-0.016cm">
          <text:p text:style-name="P1">Module</text:p>
        </draw:rect>
        <draw:rect draw:style-name="gr2" draw:text-style-name="P3" draw:layer="layout" svg:width="6.477cm" svg:height="2.286cm" svg:x="3.667cm" svg:y="3.032cm">
          <text:p text:style-name="P2"><text:span text:style-name="T1">Mod.&lt;moduleName&gt;-McBase</text:span><text:span text:style-name="T1"><text:line-break/></text:span><text:span text:style-name="T2">Module Coordinator Base</text:span><text:span text:style-name="T2"><text:line-break/></text:span><text:span text:style-name="T2">(per module)</text:span></text:p>
        </draw:rect>
        <draw:rect draw:style-name="gr2" draw:text-style-name="P3" draw:layer="layout" svg:width="6.731cm" svg:height="2.286cm" svg:x="4.669cm" svg:y="4.2cm">
          <text:p text:style-name="P2"><text:span text:style-name="T1">Mod.&lt;moduleName&gt;-&lt;McClassPath-1&gt;</text:span><text:span text:style-name="T1"><text:line-break/></text:span><text:span text:style-name="T2">Module Coordinator Extension</text:span><text:span text:style-name="T2"><text:line-break/></text:span><text:span text:style-name="T2">(per module)</text:span></text:p>
        </draw:rect>
        <draw:rect draw:style-name="gr2" draw:text-style-name="P4" draw:layer="layout" svg:width="6.985cm" svg:height="2.286cm" svg:x="4.937cm" svg:y="5.318cm">
          <text:p text:style-name="P2"><text:span text:style-name="T1">Mod.&lt;moduleName&gt;-&lt;McClassPath-n&gt;</text:span><text:span text:style-name="T1"><text:line-break/></text:span><text:span text:style-name="T2">Module Coordinator Extension</text:span><text:span text:style-name="T2"><text:line-break/></text:span><text:span text:style-name="T2">(per module)</text:span></text:p>
        </draw:rect>
        <draw:frame draw:style-name="gr3" draw:text-style-name="P6" draw:layer="layout" svg:width="6.484cm" svg:height="0.64cm" svg:x="5.189cm" svg:y="-0.021cm">
          <draw:text-box>
            <text:p text:style-name="P5"><text:span text:style-name="T1">Mod.&lt;moduleName&gt;-McBase@uiMod</text:span></text:p>
          </draw:text-box>
        </draw:frame>
        <draw:frame draw:style-name="gr4" draw:text-style-name="P7" draw:layer="layout" svg:width="2.796cm" svg:height="0.725cm" svg:x="-0.313cm" svg:y="3.794cm">
          <draw:text-box>
            <text:p text:style-name="P5"><text:span text:style-name="T3">*[-*]@eiMod</text:span></text:p>
          </draw:text-box>
        </draw:frame>
        <draw:line draw:style-name="gr5" draw:text-style-name="P1" draw:layer="layout" svg:x1="7.477cm" svg:y1="3.032cm" svg:x2="7.477cm" svg:y2="0.619cm">
          <text:p/>
        </draw:line>
        <draw:line draw:style-name="gr5" draw:text-style-name="P1" draw:layer="layout" svg:x1="3.6cm" svg:y1="4.2cm" svg:x2="2.397cm" svg:y2="4.175cm">
          <text:p/>
        </draw:line>
        <draw:line draw:style-name="gr5" draw:text-style-name="P1" draw:layer="layout" svg:x1="8.239cm" svg:y1="4.048cm" svg:x2="8.239cm" svg:y2="1.635cm">
          <text:p/>
        </draw:line>
        <draw:frame draw:style-name="gr3" draw:text-style-name="P6" draw:layer="layout" svg:width="8.003cm" svg:height="0.64cm" svg:x="5.548cm" svg:y="0.995cm">
          <draw:text-box>
            <text:p text:style-name="P5"><text:span text:style-name="T1">Mod.&lt;moduleName&gt;-&lt;McClassPath-1&gt;@uiMod</text:span></text:p>
          </draw:text-box>
        </draw:frame>
        <draw:line draw:style-name="gr5" draw:text-style-name="P1" draw:layer="layout" svg:x1="9.89cm" svg:y1="5.318cm" svg:x2="9.89cm" svg:y2="2.651cm">
          <text:p/>
        </draw:line>
        <draw:frame draw:style-name="gr3" draw:text-style-name="P6" draw:layer="layout" svg:width="8.003cm" svg:height="0.64cm" svg:x="5.953cm" svg:y="2.016cm">
          <draw:text-box>
            <text:p text:style-name="P5"><text:span text:style-name="T1">Mod.&lt;moduleName&gt;-&lt;McClassPath-n&gt;@uiMod</text:span></text:p>
          </draw:text-box>
        </draw:frame>
        <draw:line draw:style-name="gr5" draw:text-style-name="P1" draw:layer="layout" svg:x1="4.6cm" svg:y1="5.6cm" svg:x2="3.2cm" svg:y2="5.6cm">
          <text:p/>
        </draw:line>
        <draw:frame draw:style-name="gr6" draw:text-style-name="P7" draw:layer="layout" svg:width="5.113cm" svg:height="0.725cm" svg:x="-1.2cm" svg:y="5.254cm">
          <draw:text-box>
            <text:p text:style-name="P5"><text:span text:style-name="T3">*[-*]@eiMod(&lt;wki-1&gt;)</text:span></text:p>
          </draw:text-box>
        </draw:frame>
        <draw:line draw:style-name="gr5" draw:text-style-name="P1" draw:layer="layout" svg:x1="4.9cm" svg:y1="6.6cm" svg:x2="3.9cm" svg:y2="6.6cm">
          <text:p/>
        </draw:line>
        <draw:frame draw:style-name="gr7" draw:text-style-name="P7" draw:layer="layout" svg:width="5.069cm" svg:height="0.725cm" svg:x="-0.6cm" svg:y="6.196cm">
          <draw:text-box>
            <text:p text:style-name="P5"><text:span text:style-name="T3">*[-*]@eiMod(&lt;wki-n&g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svg:stroke-color="#c0c0c0" draw:textarea-horizontal-align="left"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0pt" style:font-size-asian="10pt" style:font-size-complex="10pt"/>
    </style:style>
    <style:style style:name="P4" style:family="paragraph">
      <style:paragraph-properties fo:text-align="end"/>
    </style:style>
    <style:style style:name="P5" style:family="paragraph">
      <style:paragraph-properties fo:text-align="end"/>
      <style:text-properties fo:font-size="10pt" style:font-size-asian="10pt" style:font-size-complex="10pt"/>
    </style:style>
    <style:style style:name="P6" style:family="paragraph">
      <style:paragraph-properties fo:text-align="start"/>
      <style:text-properties fo:color="#808080" fo:font-size="10pt" style:font-size-asian="10pt" style:font-size-complex="10pt"/>
    </style:style>
    <style:style style:name="T1" style:family="text">
      <style:text-properties fo:font-size="15pt" style:font-size-asian="15pt" style:font-size-complex="15pt"/>
    </style:style>
    <style:style style:name="T2" style:family="text">
      <style:text-properties fo:font-size="10pt" style:font-size-asian="10pt" style:font-size-complex="10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10.541cm" svg:x="2.905cm" svg:y="-0.016cm">
          <text:p text:style-name="P1">Object</text:p>
        </draw:rect>
        <draw:rect draw:style-name="gr2" draw:text-style-name="P3" draw:layer="layout" svg:width="6.477cm" svg:height="1.651cm" svg:x="4.175cm" svg:y="1.762cm">
          <text:p text:style-name="P2"><text:span text:style-name="T1">&lt;extObjId&gt;</text:span></text:p>
          <text:p text:style-name="P2"><text:span text:style-name="T2">MIDAS Object / Model</text:span><text:span text:style-name="T2"><text:line-break/></text:span><text:span text:style-name="T2">(per object)</text:span></text:p>
        </draw:rect>
        <draw:frame draw:style-name="gr3" draw:text-style-name="P5" draw:layer="layout" svg:width="3.724cm" svg:height="0.64cm" svg:x="5.189cm" svg:y="-0.021cm">
          <draw:text-box>
            <text:p text:style-name="P4"><text:span text:style-name="T2">&lt;extObjId&gt;@uiObj</text:span></text:p>
          </draw:text-box>
        </draw:frame>
        <draw:line draw:style-name="gr4" draw:text-style-name="P1" draw:layer="layout" svg:x1="7.477cm" svg:y1="1.762cm" svg:x2="7.477cm" svg:y2="0.619cm">
          <text:p/>
        </draw:line>
        <draw:rect draw:style-name="gr2" draw:text-style-name="P3" draw:layer="layout" svg:width="6.477cm" svg:height="1.651cm" svg:x="4.302cm" svg:y="4.556cm">
          <text:p text:style-name="P2"><text:span text:style-name="T1">&lt;extObjId&gt;</text:span><text:span text:style-name="T2"><text:line-break/></text:span><text:span text:style-name="T2">MIDAS Base</text:span><text:span text:style-name="T2"><text:line-break/></text:span><text:span text:style-name="T2">(per object)</text:span></text:p>
        </draw:rect>
        <draw:line draw:style-name="gr4" draw:text-style-name="P1" draw:layer="layout" svg:x1="5.064cm" svg:y1="4.556cm" svg:x2="5.064cm" svg:y2="3.413cm">
          <text:p/>
        </draw:line>
        <draw:frame draw:style-name="gr3" draw:text-style-name="P5" draw:layer="layout" svg:width="3.724cm" svg:height="0.64cm" svg:x="5.023cm" svg:y="3.789cm">
          <draw:text-box>
            <text:p text:style-name="P4"><text:span text:style-name="T2">&lt;extObjId&gt;@eiMib</text:span></text:p>
          </draw:text-box>
        </draw:frame>
        <draw:line draw:style-name="gr4" draw:text-style-name="P1" draw:layer="layout" svg:x1="9.255cm" svg:y1="7.35cm" svg:x2="9.255cm" svg:y2="3.413cm">
          <text:p/>
        </draw:line>
        <draw:rect draw:style-name="gr5" draw:text-style-name="P6" draw:layer="layout" svg:width="6.477cm" svg:height="1.651cm" svg:x="4.429cm" svg:y="7.35cm">
          <text:p text:style-name="P2"><text:span text:style-name="T3">&lt;extObjId&gt;</text:span><text:span text:style-name="T3"><text:line-break/></text:span><text:span text:style-name="T3">SSC Dispatcher Stub</text:span><text:span text:style-name="T3"><text:line-break/></text:span><text:span text:style-name="T3">(per object)</text:span></text:p>
        </draw:rect>
        <draw:frame draw:style-name="gr3" draw:text-style-name="P5" draw:layer="layout" svg:width="4.134cm" svg:height="0.64cm" svg:x="9.128cm" svg:y="3.789cm">
          <draw:text-box>
            <text:p text:style-name="P4"><text:span text:style-name="T2">&lt;extObjId&gt;@eiConsol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6.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4.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6.1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8.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cm" svg:y="1.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4cm" svg:y="0.3cm">
          <text:p text:style-name="P2"><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3cm" svg:y="1.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7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2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4cm" svg:y="5.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2cm" svg:y="3.7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6cm" svg:y="5.2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7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5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3cm" svg:y="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5cm" svg:y="6.2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4cm 4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8cm 5.621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ff9966"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2.801cm" svg:x="12.699cm" svg:y="3.499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4.901cm" svg:x="0.299cm" svg:y="1.499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2.2cm" svg:height="2.801cm" svg:x="10.199cm" svg:y="3.499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2.701cm" svg:x="0.799cm" svg:y="3.499cm">
          <text:p text:style-name="P1"><text:span text:style-name="T1">MIB</text:span></text:p>
          <draw:enhanced-geometry svg:viewBox="0 0 21600 21600" draw:type="rectangle" draw:enhanced-path="M 0 0 L 21600 0 21600 21600 0 21600 0 0 Z N"/>
        </draw:custom-shape>
        <draw:line draw:style-name="gr4" draw:text-style-name="P1" draw:layer="layout" svg:x1="5.199cm" svg:y1="4.399cm" svg:x2="5.199cm" svg:y2="2.999cm">
          <text:p/>
        </draw:line>
        <draw:frame draw:style-name="gr5" draw:text-style-name="P4" draw:layer="layout" svg:width="1.59cm" svg:height="0.759cm" svg:x="5.186cm" svg:y="2.437cm">
          <draw:text-box>
            <text:p><text:span text:style-name="T2">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2">uiObj</text:span></text:p>
          </draw:text-box>
        </draw:frame>
        <draw:line draw:style-name="gr4" draw:text-style-name="P1" draw:layer="layout" svg:x1="11.699cm" svg:y1="3.999cm" svg:x2="11.699cm" svg:y2="0.299cm">
          <text:p/>
        </draw:line>
        <draw:frame draw:style-name="gr7" draw:text-style-name="P4" draw:layer="layout" svg:width="1.742cm" svg:height="0.759cm" svg:x="9.899cm" svg:y="0.44cm">
          <draw:text-box>
            <text:p><text:span text:style-name="T2">uiMod</text:span></text:p>
          </draw:text-box>
        </draw:frame>
        <draw:line draw:style-name="gr4" draw:text-style-name="P1" draw:layer="layout" svg:x1="13.099cm" svg:y1="3.899cm" svg:x2="13.099cm" svg:y2="0.299cm">
          <text:p/>
        </draw:line>
        <draw:custom-shape draw:style-name="gr8" draw:text-style-name="P3" draw:layer="layout" svg:width="14.8cm" svg:height="2.3cm" svg:x="0.299cm" svg:y="-2.001cm">
          <text:p text:style-name="P1"><text:span text:style-name="T2">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1.3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999cm" svg:y1="-0.401cm" svg:x2="6.999cm" svg:y2="-0.401cm">
          <text:p/>
        </draw:line>
        <draw:frame draw:style-name="gr10" draw:text-style-name="P6" draw:layer="layout" svg:width="1.704cm" svg:height="0.603cm" svg:x="6.795cm" svg:y="-0.608cm">
          <draw:text-box>
            <text:p><text:span text:style-name="T4">uiObj</text:span></text:p>
          </draw:text-box>
        </draw:frame>
        <draw:line draw:style-name="gr4" draw:text-style-name="P1" draw:layer="layout" svg:x1="12.099cm" svg:y1="-0.301cm" svg:x2="13.099cm" svg:y2="-0.301cm">
          <text:p/>
        </draw:line>
        <draw:frame draw:style-name="gr11" draw:text-style-name="P6" draw:layer="layout" svg:width="1.882cm" svg:height="0.603cm" svg:x="12.899cm" svg:y="-0.601cm">
          <draw:text-box>
            <text:p><text:span text:style-name="T4">uiModule</text:span></text:p>
          </draw:text-box>
        </draw:frame>
        <draw:line draw:style-name="gr4" draw:text-style-name="P1" draw:layer="layout" svg:x1="10.599cm" svg:y1="4.999cm" svg:x2="8.499cm" svg:y2="4.999cm">
          <text:p/>
        </draw:line>
        <draw:line draw:style-name="gr4" draw:text-style-name="P1" draw:layer="layout" svg:x1="13.075cm" svg:y1="5.8cm" svg:x2="8.5cm" svg:y2="5.8cm">
          <text:p/>
        </draw:line>
        <draw:frame draw:style-name="gr5" draw:text-style-name="P4" draw:layer="layout" svg:width="4.359cm" svg:height="0.759cm" svg:x="4.363cm" svg:y="4.6cm">
          <draw:text-box>
            <text:p><text:span text:style-name="T2">eiMod / modParam</text:span></text:p>
          </draw:text-box>
        </draw:frame>
        <draw:frame draw:style-name="gr5" draw:text-style-name="P4" draw:layer="layout" svg:width="5.303cm" svg:height="0.759cm" svg:x="3.398cm" svg:y="5.4cm">
          <draw:text-box>
            <text:p><text:span text:style-name="T2">eiControl / commParam</text:span></text:p>
          </draw:text-box>
        </draw:frame>
        <draw:frame draw:style-name="gr7" draw:text-style-name="P4" draw:layer="layout" svg:width="2.331cm" svg:height="0.759cm" svg:x="12.999cm" svg:y="0.441cm">
          <draw:text-box>
            <text:p><text:span text:style-name="T2">uiControl</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